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6*"/>
    </style:style>
    <style:style style:name="Table2.B" style:family="table-column">
      <style:table-column-properties style:column-width="2.692cm" style:rel-column-width="10377*"/>
    </style:style>
    <style:style style:name="Table2.C" style:family="table-column">
      <style:table-column-properties style:column-width="12.947cm" style:rel-column-width="499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2.831cm"/>
    </style:style>
    <style:style style:name="Table7.C" style:family="table-column">
      <style:table-column-properties style:column-width="12.30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2cm" style:rel-column-width="7140*"/>
    </style:style>
    <style:style style:name="Table9.B" style:family="table-column">
      <style:table-column-properties style:column-width="2.831cm" style:rel-column-width="10914*"/>
    </style:style>
    <style:style style:name="Table9.C" style:family="table-column">
      <style:table-column-properties style:column-width="12.315cm" style:rel-column-width="4748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6cm" style:rel-column-width="7038*"/>
    </style:style>
    <style:style style:name="Table8.B" style:family="table-column">
      <style:table-column-properties style:column-width="2.884cm" style:rel-column-width="11118*"/>
    </style:style>
    <style:style style:name="Table8.C" style:family="table-column">
      <style:table-column-properties style:column-width="12.289cm" style:rel-column-width="4737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3cm" style:rel-column-width="6834*"/>
    </style:style>
    <style:style style:name="Table14.B" style:family="table-column">
      <style:table-column-properties style:column-width="2.91cm" style:rel-column-width="11220*"/>
    </style:style>
    <style:style style:name="Table14.C" style:family="table-column">
      <style:table-column-properties style:column-width="12.315cm" style:rel-column-width="4748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7*"/>
    </style:style>
    <style:style style:name="Table13.B" style:family="table-column">
      <style:table-column-properties style:column-width="2.91cm" style:rel-column-width="11221*"/>
    </style:style>
    <style:style style:name="Table13.C" style:family="table-column">
      <style:table-column-properties style:column-width="12.289cm" style:rel-column-width="47377*"/>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3cm" style:rel-column-width="6834*"/>
    </style:style>
    <style:style style:name="Table12.B" style:family="table-column">
      <style:table-column-properties style:column-width="2.91cm" style:rel-column-width="11220*"/>
    </style:style>
    <style:style style:name="Table12.C" style:family="table-column">
      <style:table-column-properties style:column-width="12.315cm" style:rel-column-width="4748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723cm" style:rel-column-width="6645*"/>
    </style:style>
    <style:style style:name="Table10.B" style:family="table-column">
      <style:table-column-properties style:column-width="4.355cm" style:rel-column-width="16789*"/>
    </style:style>
    <style:style style:name="Table10.C" style:family="table-column">
      <style:table-column-properties style:column-width="10.92cm" style:rel-column-width="4210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2.923cm" style:rel-column-width="11265*"/>
    </style:style>
    <style:style style:name="Table15.B" style:family="table-column">
      <style:table-column-properties style:column-width="14.076cm" style:rel-column-width="5427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2.752cm" style:rel-column-width="10609*"/>
    </style:style>
    <style:style style:name="Table16.B" style:family="table-column">
      <style:table-column-properties style:column-width="14.247cm" style:rel-column-width="5492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ab-stops>
          <style:tab-stop style:position="-3.598cm"/>
          <style:tab-stop style:position="-0.106cm"/>
        </style:tab-stops>
      </style:paragraph-properties>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paragraph-properties fo:margin-left="0cm" fo:margin-right="0cm"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3.704cm" fo:margin-right="0cm" fo:text-indent="-3.704cm" style:auto-text-indent="false" style:text-autospace="none">
        <style:tab-stops/>
      </style:paragraph-properties>
      <style:text-properties style:font-name="Courier New" fo:font-size="10pt" fo:language="en" fo:country="GB" style:font-name-asian="Courier New" style:font-size-asian="10pt" style:font-name-complex="Courier New" style:font-size-complex="10pt"/>
    </style:style>
    <style:style style:name="P14" style:family="paragraph" style:parent-style-name="Text_20_body">
      <style:text-properties fo:language="en" fo:country="GB"/>
    </style:style>
    <style:style style:name="P15" style:family="paragraph" style:parent-style-name="Standard">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Heading_20_3">
      <style:paragraph-properties fo:margin-left="0cm" fo:margin-right="0cm" fo:text-indent="0cm" style:auto-text-indent="false"/>
    </style:style>
    <style:style style:name="T1" style:family="text">
      <style:text-properties style:text-position="super 58%"/>
    </style:style>
    <style:style style:name="T2" style:family="text">
      <style:text-properties fo:language="en" fo:country="GB"/>
    </style:style>
    <style:style style:name="T3" style:family="text">
      <style:text-properties style:text-position="sub 58%"/>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for MERG CBUS Modules</text:h>
      <text:p text:style-name="P8"><text:date style:data-style-name="N75" text:date-value="2010-01-13T19:41:33.52">13 Jan 2010</text:date></text:p>
      <text:p text:style-name="Standard">The aim is to provide OpenLCB protocol for MERG CBUS modules. </text:p>
      <text:p text:style-name="Standard"/>
      <text:p text:style-name="Standard">All modules need a unique node ID which can be assigned by the user from their MERG membership number.</text:p>
      <text:p text:style-name="Standard"/>
      <text:p text:style-name="Standard">In general:</text:p>
      <text:p text:style-name="Standard">The green led comes on when the module has initialized.</text:p>
      <text:p text:style-name="Standard">The yellow led and green led are on when the bootloader is being executed.</text:p>
      <text:p text:style-name="Standard">The yellow led pulses on when an event packet or a DAA packet to this module is seen.</text:p>
      <text:p text:style-name="Standard"/>
      <text:h text:style-name="P17" text:outline-level="1">Protocol</text:h>
      <text:p text:style-name="P8">Mostly the number are not fixed and may change as the protocol is revised. So in general the names should be used instead of the numbers.</text:p>
      <text:p text:style-name="P1">This only uses the 29 bit CAN extended header with normal frames.</text:p>
      <text:p text:style-name="P1"/>
      <text:p text:style-name="P1">The order of packets is not fixed and may need to be corrected by the receiver.</text:p>
      <text:p text:style-name="P1"/>
      <text:p text:style-name="P6">: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19" text:outline-level="3">Frame Type</text:h>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 sent to test a new alias.</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 sent to test a new alias.</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 sent to test a new alias.</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 sent to test a new alias.</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ext:soft-page-break/>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19" text:outline-level="3">0x8ddd Broadcast Packets</text:h>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 not implemented yet.</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 stop)</text:p>
          </table:table-cell>
        </table:table-row>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text:p>
          </table:table-cell>
        </table:table-row>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 not implemented yet.</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
      <text:p text:style-name="P1"><text:soft-page-break/>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1">DCC programming, not implemented yet.</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19" text:outline-level="3">0xEddd Destination Alias Addressed</text:h>
      <text:p text:style-name="P1">1st byte of data has message type.</text:p>
      <text:p text:style-name="P1"/>
      <text:p text:style-name="P6">General</text:p>
      <table:table table:name="Table3" table:style-name="Table3">
        <table:table-column table:style-name="Table3.A"/>
        <table:table-column table:style-name="Table3.B"/>
        <table:table-column table:style-name="Table3.C"/>
        <table:table-row>
          <table:table-cell table:style-name="Table3.A1" office:value-type="string">
            <text:p text:style-name="P9">0x00-0xFF</text:p>
          </table:table-cell>
          <table:table-cell table:style-name="Table3.A1" office:value-type="string">
            <text:p text:style-name="P9">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9">0x10</text:p>
          </table:table-cell>
          <table:table-cell table:style-name="Table3.A2" office:value-type="string">
            <text:p text:style-name="P9">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P12">Program Loader</text:p>
      <table:table table:name="Table5" table:style-name="Table5">
        <table:table-column table:style-name="Table5.A"/>
        <table:table-column table:style-name="Table5.B"/>
        <table:table-column table:style-name="Table5.C"/>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7">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ext:soft-page-break/>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7">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2"/>
      <text:p text:style-name="P2">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t may be necessary to manually reboot each node (by shorting the MCLR pin to ground) to get unique node aliases.</text:p>
      <text:h text:style-name="Heading_20_5" text:outline-level="5">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 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up, then all nodes that detects the error should try to obtain a new unique alias by the method above.</text:p>
      <text:p text:style-name="Standard"/>
      <text:p text:style-name="Standard">The proposed 48-bit PRNG is from “A 48-Bit Pseudo-Random Number Generator”, Heidi G. Kuehn, Communications of the ACM, Volume 4, Issue 8 (August 1961), pages 350-352.</text:p>
      <text:p text:style-name="Standard"><text:soft-page-break/></text:p>
      <text:p text:style-name="P10">x<text:span text:style-name="T3">i+1</text:span> = (2<text:span text:style-name="T1">9</text:span>+1) x<text:span text:style-name="T3">i </text:span>+ c</text:p>
      <text:p text:style-name="Standard"/>
      <text:p text:style-name="Standard">where c = 29,741,096,258,473 or 0x1B0CA37A4BA9.The paper actually describes a PRNG that uses signed arithmetic, but for our purposes the 48th “sign” bit isn't important.</text:p>
      <text:p text:style-name="Standard"/>
      <text:p text:style-name="Standard">Note that, unlike some other PRNGs, this one can generate a zero result, and can accept a zero seed.</text:p>
      <text:p text:style-name="Standard"/>
      <text:h text:style-name="P18" text:outline-level="1">Memory Layout</text:h>
      <text:h text:style-name="Heading_20_5" text:outline-level="5">Boot memory layout</text:h>
      <text:p text:style-name="Text_20_body">The boot loader uses the bottom 4k of program memory.</text:p>
      <table:table table:name="Table15" table:style-name="Table15">
        <table:table-column table:style-name="Table15.A"/>
        <table:table-column table:style-name="Table15.B"/>
        <table:table-row>
          <table:table-cell table:style-name="Table15.A1" office:value-type="string">
            <text:p text:style-name="Text_20_body">0x000000</text:p>
          </table:table-cell>
          <table:table-cell table:style-name="Table15.B1" office:value-type="string">
            <text:p text:style-name="Text_20_body">Reset, test the program loaded flag and execute the program or the loader</text:p>
          </table:table-cell>
        </table:table-row>
        <table:table-row>
          <table:table-cell table:style-name="Table15.A2" office:value-type="string">
            <text:p text:style-name="Text_20_body">0x000008</text:p>
          </table:table-cell>
          <table:table-cell table:style-name="Table15.B2" office:value-type="string">
            <text:p text:style-name="Text_20_body"><text:s/>High priority interrupt, always redirected to the program.</text:p>
          </table:table-cell>
        </table:table-row>
        <table:table-row>
          <table:table-cell table:style-name="Table15.A2" office:value-type="string">
            <text:p text:style-name="Text_20_body">0x000018</text:p>
          </table:table-cell>
          <table:table-cell table:style-name="Table15.B2" office:value-type="string">
            <text:p text:style-name="Text_20_body"><text:s/>Low priority interrupt, always redirected to the program.</text:p>
          </table:table-cell>
        </table:table-row>
        <table:table-row>
          <table:table-cell table:style-name="Table15.A2" office:value-type="string">
            <text:p text:style-name="Text_20_body">0x000020</text:p>
          </table:table-cell>
          <table:table-cell table:style-name="Table15.B2" office:value-type="string">
            <text:p text:style-name="Text_20_body"><text:s/>7 byte version info for boot loader</text:p>
          </table:table-cell>
        </table:table-row>
        <table:table-row>
          <table:table-cell table:style-name="Table15.A2" office:value-type="string">
            <text:p text:style-name="Text_20_body">0x000030</text:p>
          </table:table-cell>
          <table:table-cell table:style-name="Table15.B2" office:value-type="string">
            <text:p text:style-name="Text_20_body"><text:s/>jump to loader, called from the program.</text:p>
          </table:table-cell>
        </table:table-row>
        <table:table-row>
          <table:table-cell table:style-name="Table15.A2" office:value-type="string">
            <text:p text:style-name="Text_20_body">0x000040</text:p>
          </table:table-cell>
          <table:table-cell table:style-name="Table15.B2" office:value-type="string">
            <text:p text:style-name="Text_20_body"><text:s/>6 byte Node ID (low first), 6 byte random seed, 2 bytes alias, 50 bytes empty </text:p>
          </table:table-cell>
        </table:table-row>
        <table:table-row>
          <table:table-cell table:style-name="Table15.A2" office:value-type="string">
            <text:p text:style-name="Text_20_body">0x000080</text:p>
          </table:table-cell>
          <table:table-cell table:style-name="Table15.B2" office:value-type="string">
            <text:p text:style-name="Text_20_body"><text:s/>64 byte block, boot loader text string</text:p>
          </table:table-cell>
        </table:table-row>
        <table:table-row>
          <table:table-cell table:style-name="Table15.A2" office:value-type="string">
            <text:p text:style-name="Text_20_body">0x0000C0</text:p>
          </table:table-cell>
          <table:table-cell table:style-name="Table15.B2" office:value-type="string">
            <text:p text:style-name="Text_20_body"><text:s/>64 byte block, user identification string</text:p>
          </table:table-cell>
        </table:table-row>
      </table:table>
      <text:h text:style-name="Heading_20_5" text:outline-level="5">Program memory layout</text:h>
      <text:p text:style-name="Text_20_body">Program start address = 0x1000.</text:p>
      <table:table table:name="Table16" table:style-name="Table16">
        <table:table-column table:style-name="Table16.A"/>
        <table:table-column table:style-name="Table16.B"/>
        <table:table-row>
          <table:table-cell table:style-name="Table16.A1" office:value-type="string">
            <text:p text:style-name="Text_20_body">0x001000</text:p>
          </table:table-cell>
          <table:table-cell table:style-name="Table16.B1" office:value-type="string">
            <text:p text:style-name="Text_20_body"><text:s/>redirected reset</text:p>
          </table:table-cell>
        </table:table-row>
        <table:table-row>
          <table:table-cell table:style-name="Table16.A2" office:value-type="string">
            <text:p text:style-name="Text_20_body">0x001008</text:p>
          </table:table-cell>
          <table:table-cell table:style-name="Table16.B2" office:value-type="string">
            <text:p text:style-name="Text_20_body"><text:s/>redirected high priority <text:s/>interrupt</text:p>
          </table:table-cell>
        </table:table-row>
        <table:table-row>
          <table:table-cell table:style-name="Table16.A2" office:value-type="string">
            <text:p text:style-name="Text_20_body">0x001018</text:p>
          </table:table-cell>
          <table:table-cell table:style-name="Table16.B2" office:value-type="string">
            <text:p text:style-name="Text_20_body"><text:s/>redirected low priority interrupt</text:p>
          </table:table-cell>
        </table:table-row>
        <table:table-row>
          <table:table-cell table:style-name="Table16.A2" office:value-type="string">
            <text:p text:style-name="Text_20_body">0x001020</text:p>
          </table:table-cell>
          <table:table-cell table:style-name="Table16.B2" office:value-type="string">
            <text:p text:style-name="Text_20_body"><text:s/>7 byte version info for program</text:p>
          </table:table-cell>
        </table:table-row>
        <table:table-row>
          <table:table-cell table:style-name="Table16.A2" office:value-type="string">
            <text:p text:style-name="Text_20_body">0x001027</text:p>
          </table:table-cell>
          <table:table-cell table:style-name="Table16.B2" office:value-type="string">
            <text:p text:style-name="Text_20_body"><text:s/>valid program loaded flag, 0xFF=no program, 0x00=valid program</text:p>
          </table:table-cell>
        </table:table-row>
        <table:table-row>
          <table:table-cell table:style-name="Table16.A2" office:value-type="string">
            <text:p text:style-name="Text_20_body">0x001028</text:p>
          </table:table-cell>
          <table:table-cell table:style-name="Table16.B2" office:value-type="string">
            <text:p text:style-name="Text_20_body"><text:s/>4 bytes start address of XML data description file</text:p>
          </table:table-cell>
        </table:table-row>
        <table:table-row>
          <table:table-cell table:style-name="Table16.A2" office:value-type="string">
            <text:p text:style-name="Text_20_body">0x00102C</text:p>
          </table:table-cell>
          <table:table-cell table:style-name="Table16.B2" office:value-type="string">
            <text:p text:style-name="Text_20_body"><text:s/>2 bytes length of XML file.</text:p>
          </table:table-cell>
        </table:table-row>
        <table:table-row>
          <table:table-cell table:style-name="Table16.A2" office:value-type="string">
            <text:p text:style-name="Text_20_body">0x00102E</text:p>
          </table:table-cell>
          <table:table-cell table:style-name="Table16.B2" office:value-type="string">
            <text:p text:style-name="Text_20_body"><text:s/>18 spare bytes</text:p>
          </table:table-cell>
        </table:table-row>
        <table:table-row>
          <table:table-cell table:style-name="Table16.A2" office:value-type="string">
            <text:p text:style-name="Text_20_body">0x001040</text:p>
          </table:table-cell>
          <table:table-cell table:style-name="Table16.B2" office:value-type="string">
            <text:p text:style-name="Text_20_body"><text:s/>64 byte block with program identification string</text:p>
          </table:table-cell>
        </table:table-row>
      </table:table>
      <text:p text:style-name="Text_20_body"/>
      <text:p text:style-name="Text_20_body">Note. In C18, 16 and 32 bit (2 and 4 byte) data are stored low byte first. Addresses are 24 bits. OpenLCB data is store most significant byte first.</text:p>
      <text:h text:style-name="Heading_20_1" text:outline-level="1">Program loading</text:h>
      <text:p text:style-name="Text_20_body">There are 3 versions of the loader, one for loading from CAN interface, one for USB interface and one for loading from RS232 interface. Most modules will use the CAN version.</text:p>
      <text:p text:style-name="Text_20_body">The PC side will only send data above the 4k boot loader area. In order to change the boot loader a program has to be loaded which will check the new code is complete and then copies the new boot <text:soft-page-break/>loader over the old one. Finally setting the program loaded flag so it does not get executed again after a reset.</text:p>
      <text:p text:style-name="Text_20_body">A new program is sent 64 bytes at a time. The first write should be the first 64 bytes of the new program with the valid program loaded flag set to 0xFF.</text:p>
      <text:p text:style-name="Text_20_body">To enter the boot loader a DAA_UPGSTART is sent, after the program halts interrupts and jumps to the loader a DAA_ACK with ACK_OK is sent back to the PC.</text:p>
      <text:p text:style-name="Text_20_body">Each 64 byte block starts with DAA_UPGADDR and is followed by 10 DAA_DATA packets. After writing the block the loader will send DAA_ACK with ACK_OK to signal that the next block can be sent. The blocks can be received in any order so they should be stored on a buffer until all the packets are received.</text:p>
      <text:p text:style-name="Text_20_body">After all the program blocks have been successfully sent, <text:s/>a DAA_UPGRESET is sent from the PC to clear the valid program loaded flag and restart the program.</text:p>
      <text:h text:style-name="Heading_20_1" text:outline-level="1">Event teaching from PC</text:h>
      <text:p text:style-name="Standard">All modules should respond to these packets even if they have no event data.</text:p>
      <text:p text:style-name="Standard"/>
      <text:p text:style-name="Standard">The packets for event teaching from the PC all use <text:span text:style-name="T2">Destination Alias Addressed packets, with the first byte of the data containing a type code for the rest of the data bytes.</text:span></text:p>
      <text:p text:style-name="P11"/>
      <text:p text:style-name="P11">For general I/O modules there may be both producer and consumer events to handle, so two sets of commands are used.</text:p>
      <text:p text:style-name="P11"/>
      <text:p text:style-name="P11">Consumer events are looked up using the 8 byte event number, producer events are looked up by an index formed from the input.</text:p>
      <text:p text:style-name="P11"/>
      <text:p text:style-name="Standard">Some limits for event data: </text:p>
      <text:p text:style-name="Standard">Always 8 bytes for the event number. </text:p>
      <text:p text:style-name="Standard">Up to 65000 events per module, but most modules use much less than this.</text:p>
      <text:p text:style-name="Standard">Up to 64 bytes for the event data so it can use the same buffer as the loader, most modules will only use 1 or 2 bytes. </text:p>
      <text:h text:style-name="Heading_20_5" text:outline-level="5">Event Packet Types</text:h>
      <text:p text:style-name="P13">DAA_CEERASEH<text:tab/>Erase consumer events, the high 7 bytes of the event code.</text:p>
      <text:p text:style-name="P13">DAA_CEERASEL<text:tab/>Erase consumer events, the low byte of the event code.</text:p>
      <text:p text:style-name="P13">DAA_CEREADH<text:tab/>Read consumer events, the high 7 bytes of the event code.</text:p>
      <text:p text:style-name="P13">DAA_CEREADL<text:tab/>Read consumer events, the low byte, event index and data length.</text:p>
      <text:p text:style-name="P13">DAA_CEWRITEH<text:tab/>Write consumer event, the high 7 bytes of the event code.</text:p>
      <text:p text:style-name="P13">DAA_CEWRITEL<text:tab/>Write consumer event, Low byte and the index.</text:p>
      <text:p text:style-name="P13"/>
      <text:p text:style-name="P13">DAA_PEERASE<text:tab/>Erase producer event given by the index.</text:p>
      <text:p text:style-name="P13">DAA_PEREAD<text:tab/>Read producer events, event index.</text:p>
      <text:p text:style-name="P13">DAA_PEWRITEH<text:tab/>Write producer event, the high 7 bytes of the event code.</text:p>
      <text:p text:style-name="P13">DAA_PEWRITEL<text:tab/>Write producer event, Low 1 bytes and the index.</text:p>
      <text:p text:style-name="P13"/>
      <text:p text:style-name="P13">DAA_DEFAULT<text:tab/>Initialize events and node variables to default values. </text:p>
      <text:p text:style-name="P13">DAA_DATA<text:tab/>Up to 7 bytes of data per packet, block of up to 64 bytes. see boot loader document.</text:p>
      <text:p text:style-name="P13">DAA_ACK<text:tab/>Ack with status, see boot loader document.</text:p>
      <text:h text:style-name="Heading_20_5" text:outline-level="5">Set default</text:h>
      <text:p text:style-name="P14">DAA_DEFAULT:<text:tab/>no data.</text:p>
      <text:p text:style-name="Standard"><text:soft-page-break/>Re-initialize the producer events and node variables to the default values. </text:p>
      <text:p text:style-name="Standard">Default producer events are the node ID followed by the switch or input number and the on or off state. <text:s/></text:p>
      <text:p text:style-name="Standard">The reply should be DAA_ACK = OK, even if there is nothing to do. </text:p>
      <text:h text:style-name="Heading_20_5" text:outline-level="5">Consumer Erase Event data</text:h>
      <text:p text:style-name="Standard">DAA_CEERASEH:<text:tab/>7 high bytes of event</text:p>
      <text:p text:style-name="Standard">DAA_CEERASEL:<text:tab/>last byte of event </text:p>
      <text:p text:style-name="Standard"/>
      <text:p text:style-name="Standard">For a consumer, the node should erase all events that match the event number. If the event number is zero then it erases all events. The reply should be DAA_ACK = OK, even if there is nothing to do. </text:p>
      <text:h text:style-name="Heading_20_5" text:outline-level="5">Producer Erase Event data</text:h>
      <text:p text:style-name="Standard">DAA_PEERASE:<text:tab/>2 byte index</text:p>
      <text:p text:style-name="Standard"/>
      <text:p text:style-name="Standard">For a producer, the event number is not used, the event at the index is erased. The reply is <text:s text:c="2"/>DAA_ACK = OK, or DAA_ACK = NOSPACE if the index is out of range. </text:p>
      <text:p text:style-name="Standard"/>
      <text:h text:style-name="Heading_20_5" text:outline-level="5">Consumer Event read</text:h>
      <text:p text:style-name="Standard">DAA_CEREADH:<text:tab/>7 high bytes of event</text:p>
      <text:p text:style-name="Standard">DAA_CEREADL:<text:tab/>last byte of event, 2 byte index, </text:p>
      <text:p text:style-name="Standard"/>
      <text:p text:style-name="Standard">If the event number is zero then read all events. The first read should have index = 0. Each read should increase the index until the error return NODATA is received. This returns one event, in <text:s/>DAA_CEWRITEH, DAA_CEWRITEL and a number of DAA_DATA packets. The index is used to decide which event to read if there is more than one set of event data with a matching event number. The module should send an error reply DAA_ACK = NODATA if there is no data corresponding to this index or DAA_ACK = TIMEOUT if a packet gets lost . </text:p>
      <text:h text:style-name="Heading_20_5" text:outline-level="5">Producer Event read</text:h>
      <text:p text:style-name="Standard">DAA_PEREAD:<text:tab/>2 byte index </text:p>
      <text:p text:style-name="Standard"/>
      <text:p text:style-name="Standard">A producer will ignore the event number and just use the index. This returns one event, in <text:s/>DAA_PEWRITEH, DAA_PEWRITEL. The module should send an error reply DAA_ACK = NODATA if there is no data corresponding to this index.</text:p>
      <text:h text:style-name="Heading_20_5" text:outline-level="5">Consumer Event write</text:h>
      <text:p text:style-name="Standard">DAA_EVWRITEH:<text:tab/>7 high bytes of event</text:p>
      <text:p text:style-name="Standard">DAA_EVWRITEL:<text:tab/>last byte of event, 1 byte data length, 5 bytes data</text:p>
      <text:p text:style-name="Standard"/>
      <text:p text:style-name="Standard">The event number is never zero. If the number of bytes of data that will follow is 5 or less, then the data is in the packet. If the number of bytes is more than 5 then all the data is in data packets. The module should send DAA_ACK = OK after storing the data, or DAA_ACK = TIMEOUT if a packet gets lost, or DAA_ACK = NOSPACE if there is no space to store it. </text:p>
      <text:h text:style-name="Heading_20_5" text:outline-level="5">Producer Event write</text:h>
      <text:p text:style-name="Standard">DAA_EVWRITEH:<text:tab/>7 high bytes of event</text:p>
      <text:p text:style-name="Standard">DAA_EVWRITEL:<text:tab/>last byte of event, 2 bytes index</text:p>
      <text:p text:style-name="Standard"/>
      <text:p text:style-name="Standard"><text:soft-page-break/>The event number is never zero. The index is use to decide which event is replaced. The module should send DAA_ACK = OK after storing the data, or DAA_ACK = TIMEOUT if a packet gets lost, or DAA_ACK = NOSPACE if there is no space to store 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10-01-13T19:41:33.46</dc:date>
    <meta:editing-duration>PT09H33M26S</meta:editing-duration>
    <meta:editing-cycles>12</meta:editing-cycles>
    <meta:generator>OpenOffice.org/3.1$Win32 OpenOffice.org_project/310m19$Build-9420</meta:generator>
    <meta:print-date>2009-12-22T12:58:18.36</meta:print-date>
    <meta:document-statistic meta:table-count="16" meta:image-count="0" meta:object-count="0" meta:page-count="9" meta:paragraph-count="349" meta:word-count="2385" meta:character-count="13157"/>
  </office:meta>
</office:document-meta>
</file>